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1">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color="#000000" loext:opacity="100%" style:text-underline-style="solid" style:text-underline-width="auto" style:text-underline-color="font-color" fo:font-weight="normal" style:font-weight-asian="normal" style:font-weight-complex="normal"/>
    </style:style>
    <style:style style:name="P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000000" loext:opacity="100%" style:font-name="apple-system" fo:letter-spacing="normal" fo:font-style="normal" fo:font-weight="normal"/>
    </style:style>
    <style:style style:name="P3" style:family="paragraph" style:parent-style-name="Heading_20_3">
      <style:paragraph-properties fo:margin-left="0cm" fo:margin-right="0cm" fo:margin-top="0.635cm" fo:margin-bottom="0.423cm" style:contextual-spacing="false" fo:line-height="125%" fo:orphans="2" fo:widows="2" fo:text-indent="0cm" style:auto-text-indent="false" fo:padding="0cm" fo:border="none"/>
      <style:text-properties fo:font-variant="normal" fo:text-transform="none" fo:color="#000000" loext:opacity="100%" style:font-name="apple-system" fo:letter-spacing="normal" fo:font-style="normal" fo:font-weight="normal"/>
    </style:style>
    <style:style style:name="P4" style:family="paragraph" style:parent-style-name="Horizontal_20_Line">
      <style:text-properties fo:color="#000000" loext:opacity="100%"/>
    </style:style>
    <style:style style:name="P5"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000000" loext:opacity="100%" style:font-name="apple-system" fo:font-size="12pt" fo:letter-spacing="normal" fo:font-style="normal" fo:font-weight="normal"/>
    </style:style>
    <style:style style:name="P6" style:family="paragraph" style:parent-style-name="Text_20_body" style:list-style-name="L3">
      <style:paragraph-properties fo:margin-top="0cm" fo:margin-bottom="0cm" style:contextual-spacing="false" fo:orphans="2" fo:widows="2"/>
      <style:text-properties fo:font-variant="normal" fo:text-transform="none" fo:color="#000000" loext:opacity="100%" style:font-name="apple-system" fo:font-size="12pt" fo:letter-spacing="normal" fo:font-style="normal" fo:font-weight="normal"/>
    </style:style>
    <style:style style:name="P7" style:family="paragraph" style:parent-style-name="Text_20_body" style:list-style-name="L4">
      <style:paragraph-properties fo:margin-top="0cm" fo:margin-bottom="0.423cm" style:contextual-spacing="false" fo:orphans="2" fo:widows="2"/>
      <style:text-properties fo:font-variant="normal" fo:text-transform="none" fo:color="#000000" loext:opacity="100%" style:font-name="apple-system" fo:font-size="12pt" fo:letter-spacing="normal" fo:font-style="normal" fo:font-weight="normal"/>
    </style:style>
    <style:style style:name="P8"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000000" loext:opacity="100%" style:font-name="apple-system" fo:font-size="12pt" fo:letter-spacing="normal" fo:font-style="normal" fo:font-weight="normal" officeooo:paragraph-rsid="003d69ce"/>
    </style:style>
    <style:style style:name="P9"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000000" loext:opacity="100%" style:font-name="apple-system" fo:font-size="12pt" fo:letter-spacing="normal" fo:font-style="normal" fo:font-weight="normal" officeooo:rsid="003d69ce" officeooo:paragraph-rsid="003d69ce"/>
    </style:style>
    <style:style style:name="P10"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000000" loext:opacity="100%" style:font-name="apple-system" fo:font-size="12pt" fo:letter-spacing="normal" fo:font-style="normal" fo:font-weight="normal" officeooo:rsid="0040ad45" officeooo:paragraph-rsid="0040ad45"/>
    </style:style>
    <style:style style:name="P11"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000000" loext:opacity="100%" style:font-name="apple-system" fo:font-size="12pt" fo:letter-spacing="normal" fo:font-style="normal" fo:font-weight="normal" officeooo:rsid="0042072a" officeooo:paragraph-rsid="0042072a"/>
    </style:style>
    <style:style style:name="P12"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000000" loext:opacity="100%" style:font-name="apple-system" fo:letter-spacing="normal" fo:font-style="normal" fo:font-weight="normal" officeooo:rsid="003870cc" officeooo:paragraph-rsid="003870cc"/>
    </style:style>
    <style:style style:name="P13" style:family="paragraph" style:parent-style-name="Text_20_body" style:list-style-name="L3">
      <style:paragraph-properties fo:margin-left="0.423cm" fo:margin-right="0.423cm" fo:margin-top="0.423cm" fo:margin-bottom="0.423cm" style:contextual-spacing="false" fo:orphans="2" fo:widows="2" fo:text-indent="0cm" style:auto-text-indent="false" fo:padding="0cm" fo:border="none"/>
    </style:style>
    <style:style style:name="P14" style:family="paragraph" style:parent-style-name="Text_20_body">
      <style:text-properties fo:color="#000000" loext:opacity="100%"/>
    </style:style>
    <style:style style:name="T1" style:family="text">
      <style:text-properties fo:font-size="12pt"/>
    </style:style>
    <style:style style:name="T2" style:family="text">
      <style:text-properties fo:font-variant="normal" fo:text-transform="none" style:font-name="apple-system" fo:letter-spacing="normal" fo:font-style="normal"/>
    </style:style>
    <style:style style:name="T3" style:family="text">
      <style:text-properties fo:font-variant="normal" fo:text-transform="none" style:font-name="apple-system" fo:letter-spacing="normal" fo:font-style="normal" fo:font-weight="normal"/>
    </style:style>
    <style:style style:name="T4" style:family="text">
      <style:text-properties fo:font-variant="normal" fo:text-transform="none" style:font-name="apple-system" fo:letter-spacing="normal" fo:font-style="normal" fo:font-weight="normal" officeooo:rsid="003aa8d1"/>
    </style:style>
    <style:style style:name="T5" style:family="text">
      <style:text-properties fo:font-variant="normal" fo:text-transform="none" style:font-name="apple-system" fo:letter-spacing="normal" fo:font-style="normal" officeooo:rsid="003aa8d1"/>
    </style:style>
    <style:style style:name="T6" style:family="text">
      <style:text-properties fo:font-variant="normal" fo:text-transform="none" fo:color="#000000" loext:opacity="100%" style:font-name="apple-system" fo:font-size="12pt" fo:letter-spacing="normal" fo:font-style="normal" fo:font-weight="bold"/>
    </style:style>
    <style:style style:name="T7" style:family="text">
      <style:text-properties officeooo:rsid="0036a4c8"/>
    </style:style>
    <style:style style:name="T8" style:family="text">
      <style:text-properties officeooo:rsid="0037d0b1"/>
    </style:style>
    <style:style style:name="T9" style:family="text">
      <style:text-properties officeooo:rsid="0039b0d8"/>
    </style:style>
    <style:style style:name="T10" style:family="text">
      <style:text-properties officeooo:rsid="003d8455"/>
    </style:style>
    <style:style style:name="T11" style:family="text">
      <style:text-properties officeooo:rsid="003edd26"/>
    </style:style>
    <style:style style:name="T12" style:family="text">
      <style:text-properties fo:font-size="10.5pt" style:text-underline-style="solid" style:text-underline-width="auto" style:text-underline-color="font-color" fo:background-color="#1b1f23" loext:char-shading-value="0" loext:padding="0cm" loext:border="none"/>
    </style:style>
    <style:style style:name="T13" style:family="text">
      <style:text-properties fo:font-size="10.5pt" style:text-underline-style="solid" style:text-underline-width="auto" style:text-underline-color="font-color" officeooo:rsid="0040ad45" fo:background-color="#1b1f23" loext:char-shading-value="0" loext:padding="0cm" loext:border="none"/>
    </style:style>
    <style:style style:name="T14" style:family="text">
      <style:text-properties fo:font-size="10.5pt" officeooo:rsid="0040ad45" fo:background-color="#1b1f23" loext:char-shading-value="0" loext:padding="0cm" loext:border="none"/>
    </style:style>
    <style:style style:name="T15" style:family="text">
      <style:text-properties fo:font-size="10.5pt" fo:background-color="#1b1f23" loext:char-shading-value="0" loext:padding="0cm" loext:border="none"/>
    </style:style>
    <style:style style:name="T16" style:family="text">
      <style:text-properties style:use-window-font-color="true" loext:opacity="0%" fo:font-size="10.5pt" style:text-underline-style="none" fo:background-color="#1b1f23" loext:char-shading-value="0" loext:padding="0cm" loext:border="none"/>
    </style:style>
    <style:style style:name="T17" style:family="text">
      <style:text-properties officeooo:rsid="0044059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RTC-Based Digital Alarm Clock Project </text:span><text:span text:style-name="T5">Technical </text:span><text:span text:style-name="T2">Documentation</text:span></text:h>
      <text:h text:style-name="P2" text:outline-level="2">Overview</text:h>
      <text:p text:style-name="P5">Welcome to the documentation for the RTC-Based Digital Alarm Clock project. This comprehensive guide provides a detailed insight into the creation of a versatile alarm clock using the STM32F407VET6 microcontroller. This project combines hardware components such as a 4-digit 7-segment display, push buttons, a buzzer, and a DC-DC buck converter with a 9-volt battery. The clock, coded in C language using STM32CubeMX and VSCode with the PlatformIO extension, displays real-time information, sets alarms, and maintains accurate time even after power loss. This open-source project is distributed under the GNU General Public License v2 (GPL-2.0).</text:p>
      <text:h text:style-name="P2" text:outline-level="2">Table of Contents</text:h>
      <text:list xml:id="list1893027312" text:style-name="L3">
        <text:list-item>
          <text:p text:style-name="P13"><text:span text:style-name="Strong_20_Emphasis"><text:span text:style-name="T6">Introduction</text:span></text:span></text:p>
          <text:list>
            <text:list-item>
              <text:p text:style-name="P6">Project Goals</text:p>
            </text:list-item>
            <text:list-item>
              <text:p text:style-name="P6">Key Components</text:p>
            </text:list-item>
          </text:list>
        </text:list-item>
        <text:list-item>
          <text:p text:style-name="P13"><text:span text:style-name="Strong_20_Emphasis"><text:span text:style-name="T6">Hardware Setup</text:span></text:span></text:p>
          <text:list>
            <text:list-item>
              <text:p text:style-name="P6">STM32F407VET6 Microcontroller</text:p>
            </text:list-item>
            <text:list-item>
              <text:p text:style-name="P6">4-Digit 7-Segment Display</text:p>
            </text:list-item>
            <text:list-item>
              <text:p text:style-name="P6">Push Buttons</text:p>
            </text:list-item>
            <text:list-item>
              <text:p text:style-name="P6">Buzzer</text:p>
            </text:list-item>
            <text:list-item>
              <text:p text:style-name="P6">Pull-Up Resistors</text:p>
            </text:list-item>
            <text:list-item>
              <text:p text:style-name="P6">DC-DC Buck Converter and 9-Volt Battery</text:p>
            </text:list-item>
            <text:list-item>
              <text:p text:style-name="P6">Schematic Diagram</text:p>
            </text:list-item>
          </text:list>
        </text:list-item>
        <text:list-item>
          <text:p text:style-name="P13"><text:span text:style-name="Strong_20_Emphasis"><text:span text:style-name="T6">Software Architecture</text:span></text:span></text:p>
          <text:list>
            <text:list-item>
              <text:p text:style-name="P6">STM32CubeMX Configuration</text:p>
            </text:list-item>
            <text:list-item>
              <text:p text:style-name="P6">Software Development Tools</text:p>
            </text:list-item>
            <text:list-item>
              <text:p text:style-name="P6"><text:soft-page-break/>Millis() Function</text:p>
            </text:list-item>
            <text:list-item>
              <text:p text:style-name="P6">RTC Driver and Configuration</text:p>
            </text:list-item>
            <text:list-item>
              <text:p text:style-name="P6">7-Segment Display Driver</text:p>
            </text:list-item>
            <text:list-item>
              <text:p text:style-name="P6">Software Flowchart</text:p>
            </text:list-item>
          </text:list>
        </text:list-item>
        <text:list-item>
          <text:p text:style-name="P13"><text:span text:style-name="Strong_20_Emphasis"><text:span text:style-name="T6">Functionality</text:span></text:span></text:p>
          <text:list>
            <text:list-item>
              <text:p text:style-name="P6">Time and Date Display</text:p>
            </text:list-item>
            <text:list-item>
              <text:p text:style-name="P6">RTC Initialization</text:p>
            </text:list-item>
            <text:list-item>
              <text:p text:style-name="P6">Time and Date Setting</text:p>
            </text:list-item>
            <text:list-item>
              <text:p text:style-name="P6">Alarm Configuration and Triggering</text:p>
            </text:list-item>
            <text:list-item>
              <text:p text:style-name="P6">Buzzer Activation</text:p>
            </text:list-item>
          </text:list>
        </text:list-item>
        <text:list-item>
          <text:p text:style-name="P13"><text:span text:style-name="Strong_20_Emphasis"><text:span text:style-name="T6">Power Management</text:span></text:span></text:p>
          <text:list>
            <text:list-item>
              <text:p text:style-name="P6">RTC Chip for Timekeeping</text:p>
            </text:list-item>
            <text:list-item>
              <text:p text:style-name="P6">Power Backup for RTC</text:p>
            </text:list-item>
            <text:list-item>
              <text:p text:style-name="P6">Maintaining Accurate Time</text:p>
            </text:list-item>
          </text:list>
        </text:list-item>
        <text:list-item>
          <text:p text:style-name="P13"><text:span text:style-name="Strong_20_Emphasis"><text:span text:style-name="T6">Usage Instructions</text:span></text:span></text:p>
          <text:list>
            <text:list-item>
              <text:p text:style-name="P6">Setting Time and Date</text:p>
            </text:list-item>
            <text:list-item>
              <text:p text:style-name="P6">Configuring Alarms</text:p>
            </text:list-item>
            <text:list-item>
              <text:p text:style-name="P6">Operating the Alarm Clock</text:p>
            </text:list-item>
            <text:list-item>
              <text:p text:style-name="P6">Power-On and Power-Off Behavior</text:p>
            </text:list-item>
          </text:list>
        </text:list-item>
        <text:list-item>
          <text:p text:style-name="P13"><text:span text:style-name="Strong_20_Emphasis"><text:span text:style-name="T6">Licensing</text:span></text:span></text:p>
          <text:list>
            <text:list-item>
              <text:p text:style-name="P6">GNU General Public License v2 (GPL-2.0)</text:p>
            </text:list-item>
          </text:list>
        </text:list-item>
        <text:list-item>
          <text:p text:style-name="P13"><text:span text:style-name="Strong_20_Emphasis"><text:span text:style-name="T6">Future Enhancements</text:span></text:span></text:p>
          <text:list>
            <text:list-item>
              <text:p text:style-name="P6">User Interface Improvements</text:p>
            </text:list-item>
            <text:list-item>
              <text:p text:style-name="P6">Multiple Alarms</text:p>
            </text:list-item>
            <text:list-item>
              <text:p text:style-name="P6">Configurable Alarm Tones</text:p>
            </text:list-item>
          </text:list>
        </text:list-item>
        <text:list-item>
          <text:p text:style-name="P13"><text:span text:style-name="Strong_20_Emphasis"><text:span text:style-name="T6">Acknowledgments</text:span></text:span></text:p>
          <text:list>
            <text:list-item>
              <text:p text:style-name="P6">References and Contributions</text:p>
            </text:list-item>
          </text:list>
        </text:list-item>
        <text:list-item>
          <text:p text:style-name="P13"><text:span text:style-name="Strong_20_Emphasis"><text:span text:style-name="T6">Contact Information</text:span></text:span></text:p>
          <text:list>
            <text:list-item>
              <text:p text:style-name="P6"><text:s/>Contact Details</text:p>
            </text:list-item>
          </text:list>
        </text:list-item>
      </text:list>
      <text:p text:style-name="P4"/>
      <text:h text:style-name="P2" text:outline-level="2"><text:soft-page-break/>1. Introduction</text:h>
      <text:h text:style-name="P3" text:outline-level="3">Project Goals</text:h>
      <text:p text:style-name="P5">The RTC-Based Digital Alarm Clock project aims to create an advanced alarm clock using the STM32F407VET6 microcontroller. This clock not only displays accurate time and date information but also incorporates alarm functionality and robust power management. The project's unique feature is the capability to maintain precise time even during power interruptions, thanks to the integrated RTC chip.</text:p>
      <text:h text:style-name="P3" text:outline-level="3">Key Components</text:h>
      <text:list xml:id="list2840512424" text:style-name="L4">
        <text:list-item>
          <text:p text:style-name="P7">STM32F407VET6 Microcontroller</text:p>
        </text:list-item>
        <text:list-item>
          <text:p text:style-name="P7">4-Digit 7-Segment Display</text:p>
        </text:list-item>
        <text:list-item>
          <text:p text:style-name="P7">Push Buttons for User Interaction</text:p>
        </text:list-item>
        <text:list-item>
          <text:p text:style-name="P7">Buzzer for Audible Alerts</text:p>
        </text:list-item>
        <text:list-item>
          <text:p text:style-name="P7">Pull-Up Resistors for Signal Stabilization</text:p>
        </text:list-item>
        <text:list-item>
          <text:p text:style-name="P7">DC-DC Buck Converter for Voltage Regulation</text:p>
        </text:list-item>
        <text:list-item>
          <text:p text:style-name="P7">9-Volt Battery for Main Power Supply</text:p>
        </text:list-item>
      </text:list>
      <text:h text:style-name="P2" text:outline-level="2">2. Hardware Setup</text:h>
      <text:h text:style-name="P3" text:outline-level="3">STM32F407VET6 Microcontroller</text:h>
      <text:p text:style-name="P5">The STM32F407VET6 serves as the project's core, handling user inputs, display control, RTC communication, and more.</text:p>
      <text:h text:style-name="P3" text:outline-level="3"><text:soft-page-break/>4-Digit 7-Segment Display</text:h>
      <text:p text:style-name="P5">The 7-segment display visually conveys time, date, and alarm information using the microcontroller's GPIO pins.</text:p>
      <text:h text:style-name="P3" text:outline-level="3">Push Buttons</text:h>
      <text:p text:style-name="P5">Four push buttons facilitate user interaction, allowing time and alarm configuration as well as navigation.</text:p>
      <text:h text:style-name="P3" text:outline-level="3">Buzzer</text:h>
      <text:p text:style-name="P5">The buzzer provides audible alerts when alarms are triggered, ensuring user attention.</text:p>
      <text:h text:style-name="P3" text:outline-level="3">Pull-Up Resistors</text:h>
      <text:p text:style-name="P5">Pull-up resistors stabilize signal levels and prevent undefined inputs from the push buttons.</text:p>
      <text:h text:style-name="P3" text:outline-level="3">DC-DC Buck Converter and 9-Volt Battery</text:h>
      <text:p text:style-name="P5">A DC-DC buck converter regulates the 9-volt battery's voltage to a stable 5 volts, powering the microcontroller and components.</text:p>
      <text:h text:style-name="P3" text:outline-level="3">Schematic Diagram</text:h>
      <text:p text:style-name="P5">Refer to the comprehensive schematic diagram that illustrates connections between the microcontroller, display, buttons, buzzer, converter, and battery, accurately depicting voltage conversion through the buck converter.</text:p>
      <text:h text:style-name="P2" text:outline-level="2"><text:soft-page-break/>3. Software Architecture</text:h>
      <text:h text:style-name="P3" text:outline-level="3">STM32CubeMX Configuration</text:h>
      <text:p text:style-name="P5">Project configuration is performed using STM32CubeMX to initialize peripherals such as GPIO, timers, and more.</text:p>
      <text:h text:style-name="P3" text:outline-level="3">Software Development Tools</text:h>
      <text:p text:style-name="P5">Coding is executed using VSCode alongside the PlatformIO extension, providing a seamless environment for coding, debugging, and uploading to the microcontroller.</text:p>
      <text:h text:style-name="P3" text:outline-level="3">Millis() Function</text:h>
      <text:p text:style-name="P5">The millis() function aids accurate time measurement intervals without blocking the microcontroller's execution.</text:p>
      <text:h text:style-name="P3" text:outline-level="3">RTC Driver and Configuration</text:h>
      <text:p text:style-name="P5">The RTC module is configured to ensure precise time and date display, handling time synchronization, date configuration, and alarm settings.</text:p>
      <text:h text:style-name="P3" text:outline-level="3">7-Segment Display Driver</text:h>
      <text:p text:style-name="P5">The display driver facilitates multiplexing of the 7-segment display, enabling dynamic updates for time, date, and alarm information.</text:p>
      <text:h text:style-name="P3" text:outline-level="3">Software Flowchart</text:h>
      <text:p text:style-name="P5"><text:span text:style-name="T7">Refer to the</text:span> visual flowchart <text:span text:style-name="T7">that </text:span>provides an overview of the software's logic and operation sequence, enhancing code comprehension.</text:p>
      <text:h text:style-name="P2" text:outline-level="2"><text:soft-page-break/>4. Functionality</text:h>
      <text:h text:style-name="P3" text:outline-level="3">Time and Date Display</text:h>
      <text:p text:style-name="P5">The clock displays the current time and date in the [HH:MM] format, dynamically updating to reflect changes.</text:p>
      <text:h text:style-name="P3" text:outline-level="3">RTC Initialization</text:h>
      <text:p text:style-name="P5">At startup, the RTC chip is initialized for accurate timekeeping, ensuring synchronization with the RTC for precise display.</text:p>
      <text:h text:style-name="P3" text:outline-level="3">Time and Date Setting</text:h>
      <text:p text:style-name="P5">Users set time and date using the push buttons. The clock guides users through the process, updating the RTC accordingly.</text:p>
      <text:h text:style-name="P3" text:outline-level="3">Alarm Configuration and Triggering</text:h>
      <text:p text:style-name="P5">Users configure alarms via the interface. When alarm times are reached, the buzzer sounds, and the display indicates triggered alarms.</text:p>
      <text:h text:style-name="P3" text:outline-level="3">Buzzer Activation</text:h>
      <text:p text:style-name="P5">The buzzer sounds when alarms trigger, providing an audible alert in addition to the visual display.</text:p>
      <text:h text:style-name="P2" text:outline-level="2">5. Power Management</text:h>
      <text:h text:style-name="P3" text:outline-level="3">RTC Chip for Timekeeping</text:h>
      <text:p text:style-name="P5">The RTC chip maintains accurate time during power interruptions, ensuring the clock displays the correct time upon power restoration.</text:p>
      <text:h text:style-name="P3" text:outline-level="3"><text:soft-page-break/>Power Backup for RTC</text:h>
      <text:p text:style-name="P5"><text:span text:style-name="T8">The onboard lithium cell</text:span> acts as a power backup, allowing the RTC chip to function during power outages and</text:p>
      <text:p text:style-name="P5">preserving accurate timekeeping.</text:p>
      <text:h text:style-name="P3" text:outline-level="3">Maintaining Accurate Time</text:h>
      <text:p text:style-name="P5">The combination of the RTC chip and power backup mechanism ensures the clock maintains precise time over extended periods.</text:p>
      <text:h text:style-name="P2" text:outline-level="2">6. Usage Instructions</text:h>
      <text:p text:style-name="P12"><text:span text:style-name="T1">Refer to the RTCAlarmClock_UserManual for this section.</text:span></text:p>
      <text:h text:style-name="P2" text:outline-level="2">7. Licensing</text:h>
      <text:p text:style-name="P5">The RTC-Based Digital Alarm Clock project is distributed under the GNU General Public License v2 (GPL-2.0), encouraging open collaboration and usage.</text:p>
      <text:h text:style-name="P2" text:outline-level="2">8. Future Enhancements</text:h>
      <text:h text:style-name="P3" text:outline-level="3">User Interface Improvements</text:h>
      <text:p text:style-name="P5">Enhance the user interface with more intuitive menu navigation and feedback mechanisms.</text:p>
      <text:h text:style-name="P3" text:outline-level="3">Multiple Alarms</text:h>
      <text:p text:style-name="P5">Support configuring and managing multiple alarms to cater to various scheduling needs.</text:p>
      <text:h text:style-name="P3" text:outline-level="3"><text:soft-page-break/>Configurable Alarm Tones</text:h>
      <text:p text:style-name="P5">Allow users to select different alarm tones or melodies according to their preferences.</text:p>
      <text:h text:style-name="P2" text:outline-level="2">9. Acknowledgments</text:h>
      <text:p text:style-name="P5">We extend our gratitude to the STM32 community, references, libraries, and contributors that have played a vital role in shaping this project.</text:p>
      <text:h text:style-name="P2" text:outline-level="2">10. Contact Information</text:h>
      <text:p text:style-name="P8">For questions, suggestions, or collaboration opportunities, please feel free to contact :</text:p>
      <text:p text:style-name="P8"><text:a xlink:type="simple" xlink:href="mailto:subhadeepdhang1@gmail.com" text:style-name="Internet_20_link" text:visited-style-name="Visited_20_Internet_20_Link"><text:span text:style-name="T9">subhadeepdhang1@gmail.com</text:span></text:a></text:p>
      <text:p text:style-name="P11">linkedin.com/in/subhadeep-dhang</text:p>
      <text:p text:style-name="P9">github.com/imrealsd</text:p>
      <text:p text:style-name="P10"><text:span text:style-name="T16"/></text:p>
      <text:p text:style-name="P9"/>
      <text:p text:style-name="P14"><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9T19:57:33.638464518</meta:creation-date>
    <dc:date>2023-08-20T19:42:59.978389892</dc:date>
    <meta:editing-duration>PT1H27M14S</meta:editing-duration>
    <meta:editing-cycles>62</meta:editing-cycles>
    <meta:generator>LibreOffice/7.3.7.2$Linux_X86_64 LibreOffice_project/30$Build-2</meta:generator>
    <meta:document-statistic meta:table-count="0" meta:image-count="0" meta:object-count="0" meta:page-count="8" meta:paragraph-count="124" meta:word-count="931" meta:character-count="6454" meta:non-whitespace-character-count="5694"/>
  </office:meta>
</office:document-meta>
</file>